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7.756cm"/>
    </style:style>
    <style:style style:name="gr2" style:family="graphic" style:parent-style-name="standard">
      <style:graphic-properties draw:textarea-horizontal-align="justify" draw:textarea-vertical-align="middle" draw:auto-grow-height="false" fo:min-height="2.4cm" fo:min-width="2.0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88cm" fo:min-width="5.294cm"/>
    </style:style>
    <style:style style:name="gr5" style:family="graphic" style:parent-style-name="standard">
      <style:graphic-properties draw:textarea-horizontal-align="justify" draw:textarea-vertical-align="middle" draw:auto-grow-height="false" fo:min-height="2.6cm" fo:min-width="2.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8" style:family="graphic" style:parent-style-name="standard">
      <style:graphic-properties draw:textarea-horizontal-align="justify" draw:textarea-vertical-align="middle" draw:auto-grow-height="false" fo:min-height="2.73cm" fo:min-width="2.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16cm" fo:min-width="6.5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5cm" svg:height="2.5cm" svg:x="6.2cm" svg:y="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1cm" svg:height="5.3cm" svg:x="3.1cm" svg:y="14.1cm">
          <text:p text:style-name="P1">Liczba % 6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6.1cm" svg:y1="6cm" svg:x2="8.8cm" svg:y2="3.6cm">
          <text:p/>
        </draw:line>
        <draw:custom-shape draw:style-name="gr4" draw:text-style-name="P1" draw:layer="layout" svg:width="9.2cm" svg:height="2.6cm" svg:x="10.8cm" svg:y="22.9cm">
          <text:p text:style-name="P1">Drukuj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5.4cm" svg:height="5.7cm" svg:x="3.4cm" svg:y="5.9cm">
          <text:p text:style-name="P1">Liczba &gt;= 1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6.1cm" svg:y1="11.6cm" svg:x2="5.7cm" svg:y2="14.2cm">
          <text:p text:style-name="P1">Tak</text:p>
        </draw:line>
        <draw:line draw:style-name="gr6" draw:text-style-name="P2" draw:layer="layout" svg:x1="5.7cm" svg:y1="19cm" svg:x2="5.7cm" svg:y2="21.5cm">
          <text:p text:style-name="P1">Tak</text:p>
        </draw:line>
        <draw:custom-shape draw:style-name="gr7" draw:text-style-name="P1" xml:id="id5" draw:id="id5" draw:layer="layout" svg:width="6.2cm" svg:height="2.4cm" svg:x="13.2cm" svg:y="7.8cm">
          <text:p text:style-name="P1">Dodaj 1 do liczba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6cm" svg:y1="27cm" svg:x2="7.5cm" svg:y2="27.1cm">
          <text:p text:style-name="P1">Nie</text:p>
        </draw:line>
        <draw:custom-shape draw:style-name="gr8" draw:text-style-name="P1" draw:layer="layout" svg:width="5.2cm" svg:height="5.96cm" svg:x="3.1cm" svg:y="21.04cm">
          <text:p text:style-name="P1">Liczba &lt;=99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8.3cm" svg:y1="24.1cm" svg:x2="12.1cm" svg:y2="24.1cm">
          <text:p text:style-name="P1">Tak</text:p>
        </draw:line>
        <draw:connector draw:style-name="gr9" draw:text-style-name="P1" draw:layer="layout" svg:x1="8.8cm" svg:y1="8.75cm" svg:x2="13.2cm" svg:y2="8.8cm" draw:start-shape="id1" draw:start-glue-point="7" draw:end-shape="id2" draw:end-glue-point="1" svg:d="M8800 8750h4901v50h-501" svg:viewBox="0 0 4902 51">
          <text:p/>
        </draw:connector>
        <draw:line draw:style-name="gr6" draw:text-style-name="P2" xml:id="id2" draw:id="id2" draw:layer="layout" svg:x1="8.8cm" svg:y1="8.8cm" svg:x2="13.2cm" svg:y2="8.8cm">
          <text:p text:style-name="P1">Nie</text:p>
        </draw:line>
        <draw:custom-shape draw:style-name="gr10" draw:text-style-name="P1" draw:layer="layout" svg:width="7.3cm" svg:height="2.4cm" svg:x="7.4cm" svg:y="26.3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8.2cm" svg:y1="16.8cm" svg:x2="11cm" svg:y2="16.8cm">
          <text:p text:style-name="P1">Nie</text:p>
        </draw:line>
        <draw:custom-shape draw:style-name="gr7" draw:text-style-name="P1" xml:id="id3" draw:id="id3" draw:layer="layout" svg:width="6.2cm" svg:height="2.4cm" svg:x="11cm" svg:y="15.7cm">
          <text:p text:style-name="P1">Dodaj 1 do liczba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4.1cm" svg:y1="15.7cm" svg:x2="5.65cm" svg:y2="14.1cm" draw:start-shape="id3" draw:start-glue-point="0" draw:end-shape="id4" svg:d="M14100 15700v-2101h-8450v501" svg:viewBox="0 0 8451 2102">
          <text:p/>
        </draw:connector>
        <draw:connector draw:style-name="gr9" draw:text-style-name="P1" draw:layer="layout" svg:x1="16.3cm" svg:y1="7.8cm" svg:x2="6.1cm" svg:y2="5.9cm" draw:start-shape="id5" draw:start-glue-point="0" draw:end-shape="id1" draw:end-glue-point="4" svg:d="M16300 7800v-2401h-10200v501" svg:viewBox="0 0 10201 2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0:25:17.613000000</meta:creation-date>
    <dc:date>2018-10-11T20:45:39.733000000</dc:date>
    <meta:editing-duration>PT11M11S</meta:editing-duration>
    <meta:editing-cycles>2</meta:editing-cycles>
    <meta:generator>LibreOffice/5.4.2.2$Windows_X86_64 LibreOffice_project/22b09f6418e8c2d508a9eaf86b2399209b0990f4</meta:generator>
    <meta:document-statistic meta:object-count="18"/>
  </office:meta>
</office:document-meta>
</file>